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e876" officeooo:paragraph-rsid="0016e876"/>
    </style:style>
    <style:style style:name="P2" style:family="paragraph" style:parent-style-name="Standard">
      <style:paragraph-properties fo:text-align="center" style:justify-single-word="false"/>
      <style:text-properties officeooo:rsid="0016e876" officeooo:paragraph-rsid="0016e876"/>
    </style:style>
    <style:style style:name="P3" style:family="paragraph" style:parent-style-name="Standard">
      <style:paragraph-properties fo:text-align="start" style:justify-single-word="false"/>
      <style:text-properties officeooo:rsid="0016e876" officeooo:paragraph-rsid="0016e87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e876" officeooo:paragraph-rsid="0016e876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6e876" officeooo:paragraph-rsid="0016e876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6e8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e876"/>
    </style:style>
    <style:style style:name="T3" style:family="text">
      <style:text-properties fo:font-weight="normal" officeooo:rsid="0016e876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mbo Francesco</text:p>
      <text:p text:style-name="P1"/>
      <text:p text:style-name="P2"><text:s/>PROGETTO LIBRERIA FRONTEND-BACKEND</text:p>
      <text:p text:style-name="P2">ANALISI REQUISITI FUNZIONALI E NON FUNZIONALI</text:p>
      <text:p text:style-name="P2"/>
      <text:p text:style-name="P3"/>
      <text:p text:style-name="P3">Requisiti funzionali:</text:p>
      <text:list text:style-name="L1">
        <text:list-item>
          <text:p text:style-name="P4">Il sistema deve generare automaticamente 20 libri usando la libreria faker</text:p>
        </text:list-item>
        <text:list-item>
          <text:p text:style-name="P4">L'utente deve poter visualizzare l'elenco completo dei libri presenti nella libreria.</text:p>
        </text:list-item>
        <text:list-item>
          <text:p text:style-name="P4">L'utente deve poter aggiungere un nuovo libro tramite un form, inserendo titolo, autore, anno e genere.</text:p>
        </text:list-item>
        <text:list-item>
          <text:p text:style-name="P4">L'utente deve poter eliminare un libro inserendo il suo ID.</text:p>
        </text:list-item>
        <text:list-item>
          <text:p text:style-name="P4">L'utente deve poter eliminare tutta la libreria con un bottone.</text:p>
        </text:list-item>
        <text:list-item>
          <text:p text:style-name="P4">L'utente deve poter filtrare i libri per <text:span text:style-name="T1">autore</text:span><text:span text:style-name="T1"> o per </text:span><text:span text:style-name="T1">genere</text:span> dall'interfaccia. </text:p>
        </text:list-item>
      </text:list>
      <text:p text:style-name="P3"/>
      <text:p text:style-name="P3"/>
      <text:p text:style-name="P3">Requisiti non funzionali:</text:p>
      <text:list text:style-name="L2">
        <text:list-item>
          <text:p text:style-name="P5">Il sistema deve essere separato in frontend e backend</text:p>
        </text:list-item>
        <text:list-item>
          <text:p text:style-name="P5">Il backend deve essere sviluppato in Python utilizzando flask. </text:p>
        </text:list-item>
        <text:list-item>
          <text:p text:style-name="P6"><text:span text:style-name="T2">Il frontend </text:span>deve essere sviluppata con <text:span text:style-name="T1">React</text:span></text:p>
        </text:list-item>
        <text:list-item>
          <text:p text:style-name="P6"><text:span text:style-name="T3">La comunicazione dei dati deve essere fatta tramite </text:span><text:span text:style-name="T1">API REST</text:span><text:span text:style-name="T1"> </text:span><text:span text:style-name="T2">in </text:span>formato JSON.</text:p>
        </text:list-item>
        <text:list-item>
          <text:p text:style-name="P6">Il codice deve essere gestito e <text:span text:style-name="T2">versionato </text:span>tramite <text:span text:style-name="T1">GitHub</text:span><text:span text:style-name="T1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1:07:43.634606200</meta:creation-date>
    <dc:date>2026-01-17T11:18:14.942978400</dc:date>
    <meta:editing-duration>PT10M32S</meta:editing-duration>
    <meta:editing-cycles>1</meta:editing-cycles>
    <meta:document-statistic meta:table-count="0" meta:image-count="0" meta:object-count="0" meta:page-count="1" meta:paragraph-count="16" meta:word-count="144" meta:character-count="913" meta:non-whitespace-character-count="792"/>
    <meta:generator>LibreOffice/25.2.4.3$Windows_X86_64 LibreOffice_project/33e196637044ead23f5c3226cde09b47731f7e27</meta:generator>
  </office:meta>
</office:document-meta>
</file>